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officeooo:rsid="001dafd8" officeooo:paragraph-rsid="001dafd8"/>
    </style:style>
    <style:style style:name="P2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officeooo:rsid="001dafd8" officeooo:paragraph-rsid="001dafd8"/>
    </style:style>
    <style:style style:name="P3" style:family="paragraph" style:parent-style-name="Standard">
      <style:paragraph-properties fo:text-align="center" style:justify-single-word="false"/>
      <style:text-properties fo:color="#c9211e" loext:opacity="100%" style:font-name="Arial" style:text-underline-style="solid" style:text-underline-width="auto" style:text-underline-color="font-color" officeooo:rsid="001dafd8" officeooo:paragraph-rsid="001daf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g Obj </text:p>
      <text:p text:style-name="P3">TD10</text:p>
      <text:p text:style-name="P1"/>
      <text:p text:style-name="P1"/>
      <text:p text:style-name="P2">Exercice 1</text:p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17:14:52.342550698</meta:creation-date>
    <dc:date>2023-04-26T17:15:56.727741359</dc:date>
    <meta:editing-duration>PT1M5S</meta:editing-duration>
    <meta:editing-cycles>1</meta:editing-cycles>
    <meta:document-statistic meta:table-count="0" meta:image-count="0" meta:object-count="0" meta:page-count="1" meta:paragraph-count="3" meta:word-count="5" meta:character-count="23" meta:non-whitespace-character-count="20"/>
    <meta:generator>LibreOffice/7.5.2.2$Linux_X86_64 LibreOffice_project/50$Build-2</meta:generator>
  </office:meta>
</office:document-meta>
</file>